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FFICHAGE</text:p>
      <text:p text:style-name="Standard"/>
      <text:p text:style-name="Standard"/>
      <text:p text:style-name="Standard">void afficherchara(int Chara[],String CharaS[])</text:p>
      <text:p text:style-name="Standard">{</text:p>
      <text:p text:style-name="Standard"><text:tab/>println("---------------------------");</text:p>
      <text:p text:style-name="Standard"><text:tab/>println("Statistiques du personnage:");</text:p>
      <text:p text:style-name="Standard"><text:tab/>println("---------------------------");</text:p>
      <text:p text:style-name="Standard"><text:tab/>println(" ");</text:p>
      <text:p text:style-name="Standard"><text:tab/></text:p>
      <text:p text:style-name="Standard"><text:tab/>for(int i=0; i&lt;11; i++)</text:p>
      <text:p text:style-name="Standard"><text:tab/>{<text:tab/><text:tab/></text:p>
      <text:p text:style-name="Standard"><text:tab/><text:tab/>println(CharaS[i]+" ");</text:p>
      <text:p text:style-name="Standard"><text:tab/><text:tab/>println(Chara[i]+" ");</text:p>
      <text:p text:style-name="Standard"><text:tab/>}</text:p>
      <text:p text:style-name="Standard"/>
      <text:p text:style-name="Standard">}</text:p>
      <text:p text:style-name="Standard"/>
      <text:p text:style-name="Standard">void affichermobs(int MOBS[],String MOBSS[],int select)</text:p>
      <text:p text:style-name="Standard">{</text:p>
      <text:p text:style-name="Standard"><text:tab/>println("---------------------------");</text:p>
      <text:p text:style-name="Standard"><text:tab/>println("Statistiques de l'adversaire:");</text:p>
      <text:p text:style-name="Standard"><text:tab/>println("---------------------------");</text:p>
      <text:p text:style-name="Standard"><text:tab/>println(" ");</text:p>
      <text:p text:style-name="Standard"/>
      <text:p text:style-name="Standard"><text:tab/>int i=select;</text:p>
      <text:p text:style-name="Standard"><text:tab/></text:p>
      <text:p text:style-name="Standard"><text:tab/>for(int j=0; j&lt;11; j++)</text:p>
      <text:p text:style-name="Standard"><text:tab/>{<text:tab/><text:tab/></text:p>
      <text:p text:style-name="Standard"><text:tab/><text:tab/>println(MOBSS[j]+" ");</text:p>
      <text:p text:style-name="Standard"><text:tab/><text:tab/>println(MOBS[i][j]+" ");</text:p>
      <text:p text:style-name="Standard"><text:tab/>}</text:p>
      <text:p text:style-name="Standard">}</text:p>
      <text:p text:style-name="Standard"/>
      <text:p text:style-name="Standard"/>
      <text:p text:style-name="Standard">void main()</text:p>
      <text:p text:style-name="Standard">{</text:p>
      <text:p text:style-name="Standard">int[]Chara=new int[11];</text:p>
      <text:p text:style-name="Standard"><text:tab/><text:tab/><text:tab/>Chara[0]=100;</text:p>
      <text:p text:style-name="Standard"><text:tab/><text:tab/><text:tab/>Chara[1]=20;</text:p>
      <text:p text:style-name="Standard"><text:tab/><text:tab/><text:tab/>Chara[2]=50;</text:p>
      <text:p text:style-name="Standard"><text:tab/><text:tab/><text:tab/>Chara[3]=10;</text:p>
      <text:p text:style-name="Standard"><text:tab/><text:tab/><text:tab/>Chara[4]=5;</text:p>
      <text:p text:style-name="Standard"><text:tab/><text:tab/><text:tab/>Chara[5]=5;</text:p>
      <text:p text:style-name="Standard"><text:tab/><text:tab/><text:tab/>Chara[6]=5;</text:p>
      <text:p text:style-name="Standard"><text:tab/><text:tab/><text:tab/>Chara[7]=100;</text:p>
      <text:p text:style-name="Standard"><text:tab/><text:tab/><text:tab/>Chara[8]=200;</text:p>
      <text:p text:style-name="Standard"><text:tab/><text:tab/><text:tab/>Chara[9]=50;</text:p>
      <text:p text:style-name="Standard"><text:tab/><text:tab/><text:tab/>Chara[10]=1;</text:p>
      <text:p text:style-name="Standard"/>
      <text:p text:style-name="Standard">String[]CharaS=new String[11];</text:p>
      <text:p text:style-name="Standard"><text:tab/>CharaS[0]="Vie";</text:p>
      <text:p text:style-name="Standard"><text:soft-page-break/><text:tab/>CharaS[1]="Mana";</text:p>
      <text:p text:style-name="Standard"><text:tab/>CharaS[2]="Endurance";</text:p>
      <text:p text:style-name="Standard"><text:tab/>CharaS[3]="Dégâts Physiques";</text:p>
      <text:p text:style-name="Standard"><text:tab/>CharaS[4]="Dégâts Magiques";</text:p>
      <text:p text:style-name="Standard"><text:tab/>CharaS[5]="Armure";</text:p>
      <text:p text:style-name="Standard"><text:tab/>CharaS[6]="Armure Magique";</text:p>
      <text:p text:style-name="Standard"><text:tab/>CharaS[7]="Or";</text:p>
      <text:p text:style-name="Standard"><text:tab/>CharaS[8]="Expérience";</text:p>
      <text:p text:style-name="Standard"><text:tab/>CharaS[9]=" ";</text:p>
      <text:p text:style-name="Standard"><text:tab/>CharaS[10]="Niveau";</text:p>
      <text:p text:style-name="Standard"/>
      <text:p text:style-name="Standard">String[]MOBSS=new String[10];</text:p>
      <text:p text:style-name="Standard"><text:tab/>MOBSS[1]="Vie";</text:p>
      <text:p text:style-name="Standard"><text:tab/>MOBSS[2]="Armure";</text:p>
      <text:p text:style-name="Standard"><text:tab/>MOBSS[3]="Dégâts Physiques";</text:p>
      <text:p text:style-name="Standard"><text:tab/>MOBSS[4]="Dégâts Magiques";</text:p>
      <text:p text:style-name="Standard"><text:tab/>MOBSS[5]="Armure Magique";</text:p>
      <text:p text:style-name="Standard"><text:tab/>MOBSS[6]="Endurance";</text:p>
      <text:p text:style-name="Standard"><text:tab/>MOBSS[7]="Mana";</text:p>
      <text:p text:style-name="Standard"><text:tab/>MOBSS[8]="Or";</text:p>
      <text:p text:style-name="Standard"><text:tab/>MOBSS[9]="Points d'expérience";</text:p>
      <text:p text:style-name="Standard"/>
      <text:p text:style-name="Standard"><text:tab/>int[][]MOBS=new int[17][10];<text:tab/></text:p>
      <text:p text:style-name="Standard"><text:tab/><text:tab/></text:p>
      <text:p text:style-name="Standard"><text:tab/><text:tab/>MOBS[1][1]=20;</text:p>
      <text:p text:style-name="Standard"><text:tab/><text:tab/>MOBS[1][2]=0;</text:p>
      <text:p text:style-name="Standard"><text:tab/><text:tab/>MOBS[1][3]=1;</text:p>
      <text:p text:style-name="Standard"><text:tab/><text:tab/>MOBS[1][4]=0;</text:p>
      <text:p text:style-name="Standard"><text:tab/><text:tab/>MOBS[1][5]=0;</text:p>
      <text:p text:style-name="Standard"><text:tab/><text:tab/>MOBS[1][6]=1;</text:p>
      <text:p text:style-name="Standard"><text:tab/><text:tab/>MOBS[1][7]=0;</text:p>
      <text:p text:style-name="Standard"><text:tab/><text:tab/>MOBS[1][8]=10;</text:p>
      <text:p text:style-name="Standard"><text:tab/><text:tab/>MOBS[1][9]=2;</text:p>
      <text:p text:style-name="Standard">//MA<text:tab/><text:tab/></text:p>
      <text:p text:style-name="Standard"><text:tab/><text:tab/>MOBS[2][1]=75;</text:p>
      <text:p text:style-name="Standard"><text:tab/><text:tab/>MOBS[2][2]=0;</text:p>
      <text:p text:style-name="Standard"><text:tab/><text:tab/>MOBS[2][3]=2;</text:p>
      <text:p text:style-name="Standard"><text:tab/><text:tab/>MOBS[2][4]=5;</text:p>
      <text:p text:style-name="Standard"><text:tab/><text:tab/>MOBS[2][5]=10;</text:p>
      <text:p text:style-name="Standard"><text:tab/><text:tab/>MOBS[2][6]=10;</text:p>
      <text:p text:style-name="Standard"><text:tab/><text:tab/>MOBS[2][7]=20;</text:p>
      <text:p text:style-name="Standard"><text:tab/><text:tab/>MOBS[2][8]=30;</text:p>
      <text:p text:style-name="Standard"><text:tab/><text:tab/>MOBS[2][9]=10;</text:p>
      <text:p text:style-name="Standard">//Elf<text:tab/><text:tab/></text:p>
      <text:p text:style-name="Standard"><text:tab/><text:tab/>MOBS[3][1]=75;</text:p>
      <text:p text:style-name="Standard"><text:tab/><text:tab/>MOBS[3][2]=0;</text:p>
      <text:p text:style-name="Standard"><text:tab/><text:tab/>MOBS[3][3]=5;</text:p>
      <text:p text:style-name="Standard"><text:tab/><text:tab/>MOBS[3][4]=2;</text:p>
      <text:p text:style-name="Standard"><text:tab/><text:tab/>MOBS[3][5]=10;</text:p>
      <text:p text:style-name="Standard"><text:tab/><text:tab/>MOBS[3][6]=20;</text:p>
      <text:p text:style-name="Standard"><text:tab/><text:tab/>MOBS[3][7]=10;</text:p>
      <text:p text:style-name="Standard"><text:tab/><text:tab/>MOBS[3][8]=10;</text:p>
      <text:p text:style-name="Standard"><text:soft-page-break/><text:tab/><text:tab/>MOBS[3][9]=10;</text:p>
      <text:p text:style-name="Standard"/>
      <text:p text:style-name="Standard">int select=2;</text:p>
      <text:p text:style-name="Standard"/>
      <text:p text:style-name="Standard">afficherchara(Chara, CharaS);</text:p>
      <text:p text:style-name="Standard">affichermobs(MOBS, MOBSS, select);</text:p>
      <text:p text:style-name="Standard"/>
      <text:p text:style-name="Standard">}</text:p>
      <text:p text:style-name="Standard"/>
      <text:p text:style-name="Standard">COMBAT V1</text:p>
      <text:p text:style-name="Standard"/>
      <text:p text:style-name="Standard"><text:tab/>String[]CharaS=new String[11];</text:p>
      <text:p text:style-name="Standard"><text:tab/>CharaS[0]="Vie";</text:p>
      <text:p text:style-name="Standard"><text:tab/>CharaS[1]="Mana";</text:p>
      <text:p text:style-name="Standard"><text:tab/>CharaS[2]="Endurance";</text:p>
      <text:p text:style-name="Standard"><text:tab/>CharaS[3]="Dégâts Physiques";</text:p>
      <text:p text:style-name="Standard"><text:tab/>CharaS[4]="Dégâts Magiques";</text:p>
      <text:p text:style-name="Standard"><text:tab/>CharaS[5]="Armure";</text:p>
      <text:p text:style-name="Standard"><text:tab/>CharaS[6]="Armure Magique";</text:p>
      <text:p text:style-name="Standard"><text:tab/>CharaS[7]="Or";</text:p>
      <text:p text:style-name="Standard"><text:tab/>CharaS[8]="Expérience";</text:p>
      <text:p text:style-name="Standard"><text:tab/>CharaS[9]=" ";</text:p>
      <text:p text:style-name="Standard"><text:tab/>CharaS[10]="Niveau";</text:p>
      <text:p text:style-name="Standard"/>
      <text:p text:style-name="Standard"><text:tab/>String[]MOBSS=new String[10];</text:p>
      <text:p text:style-name="Standard"><text:tab/>MOBSS[1]="Vie";</text:p>
      <text:p text:style-name="Standard"><text:tab/>MOBSS[2]="Armure";</text:p>
      <text:p text:style-name="Standard"><text:tab/>MOBSS[3]="Dégâts Physiques";</text:p>
      <text:p text:style-name="Standard"><text:tab/>MOBSS[4]="Dégâts Magiques";</text:p>
      <text:p text:style-name="Standard"><text:tab/>MOBSS[5]="Armure Magique";</text:p>
      <text:p text:style-name="Standard"><text:tab/>MOBSS[6]="Endurance";</text:p>
      <text:p text:style-name="Standard"><text:tab/>MOBSS[7]="Mana";</text:p>
      <text:p text:style-name="Standard"><text:tab/>MOBSS[8]="Or";</text:p>
      <text:p text:style-name="Standard"><text:tab/>MOBSS[9]="Points d'expérience";</text:p>
      <text:p text:style-name="Standard"><text:tab/></text:p>
      <text:p text:style-name="Standard">//choisir de combattre ou non + bosss</text:p>
      <text:p text:style-name="Standard"><text:tab/>int fuite=2;</text:p>
      <text:p text:style-name="Standard"><text:tab/></text:p>
      <text:p text:style-name="Standard"><text:tab/>while(fuite==2)</text:p>
      <text:p text:style-name="Standard"><text:tab/>{</text:p>
      <text:p text:style-name="Standard"><text:tab/>if(Chara[10]&gt;=5 &amp;&amp; MOBS[5][1]!=0)</text:p>
      <text:p text:style-name="Standard"><text:tab/>{</text:p>
      <text:p text:style-name="Standard"><text:tab/><text:tab/>println("Voulez-vous *Affronter l'arbre Jomo* ou *Fuir*?");</text:p>
      <text:p text:style-name="Standard"><text:tab/><text:tab/>String choix = readString ();</text:p>
      <text:p text:style-name="Standard"><text:tab/>}</text:p>
      <text:p text:style-name="Standard"/>
      <text:p text:style-name="Standard"><text:tab/>if(Chara[10]&gt;=10 &amp;&amp; MOBS[10][1]!=0)</text:p>
      <text:p text:style-name="Standard"><text:tab/>{</text:p>
      <text:p text:style-name="Standard"><text:tab/><text:tab/>println("Voulez-vous *Affronter l'ours en armure* ou *Fuir*?");</text:p>
      <text:p text:style-name="Standard"><text:tab/><text:tab/>String choix = readString ();</text:p>
      <text:p text:style-name="Standard"><text:tab/>}</text:p>
      <text:p text:style-name="Standard"/>
      <text:p text:style-name="Standard"><text:soft-page-break/><text:tab/>if(Chara[10]&gt;=15 &amp;&amp; MOBS[15][1]!=0)</text:p>
      <text:p text:style-name="Standard"><text:tab/>{</text:p>
      <text:p text:style-name="Standard"><text:tab/><text:tab/>println("Voulez-vous *Affronter le dragon* ou *Fuir*?");</text:p>
      <text:p text:style-name="Standard"><text:tab/><text:tab/>String choix = readString ();</text:p>
      <text:p text:style-name="Standard"><text:tab/>}</text:p>
      <text:p text:style-name="Standard"/>
      <text:p text:style-name="Standard"><text:tab/>if(MOBS[15][1]==0 &amp;&amp; MOBS[16][1]!=0)</text:p>
      <text:p text:style-name="Standard"><text:tab/>{</text:p>
      <text:p text:style-name="Standard"><text:tab/><text:tab/>println("Voulez-vous *Affronter le boss caché* ou *Fuir*?");</text:p>
      <text:p text:style-name="Standard"><text:tab/><text:tab/>String choix = readString ();</text:p>
      <text:p text:style-name="Standard"><text:tab/>}<text:tab/></text:p>
      <text:p text:style-name="Standard"><text:tab/></text:p>
      <text:p text:style-name="Standard"><text:tab/>if(select==1)</text:p>
      <text:p text:style-name="Standard"><text:tab/>{</text:p>
      <text:p text:style-name="Standard"><text:tab/><text:tab/>//Affichage ASCII</text:p>
      <text:p text:style-name="Standard"><text:tab/><text:tab/>println("| Kôkô! |");</text:p>
      <text:p text:style-name="Standard"><text:tab/><text:tab/>println(" ");</text:p>
      <text:p text:style-name="Standard"><text:tab/><text:tab/>println("*Affronter* le Poulet ou *Fuir*?");</text:p>
      <text:p text:style-name="Standard"><text:tab/><text:tab/>String choix = readString ();</text:p>
      <text:p text:style-name="Standard"><text:tab/>}</text:p>
      <text:p text:style-name="Standard"/>
      <text:p text:style-name="Standard"><text:tab/>if(select==2)</text:p>
      <text:p text:style-name="Standard"><text:tab/>{</text:p>
      <text:p text:style-name="Standard"><text:tab/><text:tab/>//Affichage ASCII</text:p>
      <text:p text:style-name="Standard"><text:tab/><text:tab/>println("| C'est par où Azur? |");</text:p>
      <text:p text:style-name="Standard"><text:tab/><text:tab/>println(" ");</text:p>
      <text:p text:style-name="Standard"><text:tab/><text:tab/>println("*Affronter* l'Apprenti Magicien ou *Fuir*?");</text:p>
      <text:p text:style-name="Standard"><text:tab/><text:tab/>String choix = readString ();</text:p>
      <text:p text:style-name="Standard"><text:tab/>}</text:p>
      <text:p text:style-name="Standard"/>
      <text:p text:style-name="Standard"><text:tab/>if(select==3)</text:p>
      <text:p text:style-name="Standard"><text:tab/>{</text:p>
      <text:p text:style-name="Standard"><text:tab/><text:tab/>//Affichage ASCII</text:p>
      <text:p text:style-name="Standard"><text:tab/><text:tab/>println("| J'aime sentir le vent dans mes cheveux! |");</text:p>
      <text:p text:style-name="Standard"><text:tab/><text:tab/>println(" ");</text:p>
      <text:p text:style-name="Standard"><text:tab/><text:tab/>println("*Affronter* l'Elfe ou *Fuir*?");</text:p>
      <text:p text:style-name="Standard"><text:tab/><text:tab/>String choix = readString ();</text:p>
      <text:p text:style-name="Standard"><text:tab/>}</text:p>
      <text:p text:style-name="Standard"/>
      <text:p text:style-name="Standard"><text:tab/>if(select==4)</text:p>
      <text:p text:style-name="Standard"><text:tab/>{</text:p>
      <text:p text:style-name="Standard"><text:tab/><text:tab/>//Affichage ASCII</text:p>
      <text:p text:style-name="Standard"><text:tab/><text:tab/>println("| Vous avez commis des crimes contre Calem-Bourg et ses habitants, qu'avez-vous à dire pour votre défense? |"); </text:p>
      <text:p text:style-name="Standard"><text:tab/><text:tab/>println(" ");</text:p>
      <text:p text:style-name="Standard"><text:tab/><text:tab/>println("*Affronter* le Guarde ou *Payer l'amende*?");</text:p>
      <text:p text:style-name="Standard"><text:tab/><text:tab/>String choix = readString ();</text:p>
      <text:p text:style-name="Standard"><text:tab/>}</text:p>
      <text:p text:style-name="Standard"><text:tab/></text:p>
      <text:p text:style-name="Standard"><text:tab/>if(select==6)</text:p>
      <text:p text:style-name="Standard"><text:tab/>{</text:p>
      <text:p text:style-name="Standard"><text:tab/><text:tab/>//Affichage ASCII</text:p>
      <text:p text:style-name="Standard"><text:soft-page-break/><text:tab/><text:tab/>println("| Bruh? |");</text:p>
      <text:p text:style-name="Standard"><text:tab/><text:tab/>println(" ");</text:p>
      <text:p text:style-name="Standard"><text:tab/><text:tab/>println("*Affronter* le Barbare ou *Fuir*?");</text:p>
      <text:p text:style-name="Standard"><text:tab/><text:tab/>String choix = readString ();</text:p>
      <text:p text:style-name="Standard"><text:tab/>}</text:p>
      <text:p text:style-name="Standard"/>
      <text:p text:style-name="Standard"><text:tab/>if(select==7)</text:p>
      <text:p text:style-name="Standard"><text:tab/>{</text:p>
      <text:p text:style-name="Standard"><text:tab/><text:tab/>//Affichage ASCII</text:p>
      <text:p text:style-name="Standard"><text:tab/><text:tab/>println("| Oink! |");</text:p>
      <text:p text:style-name="Standard"><text:tab/><text:tab/>println(" ");</text:p>
      <text:p text:style-name="Standard"><text:tab/><text:tab/>println("*Affronter* le Sanglier ou *Fuir*?");</text:p>
      <text:p text:style-name="Standard"><text:tab/><text:tab/>String choix = readString ();</text:p>
      <text:p text:style-name="Standard"><text:tab/>}</text:p>
      <text:p text:style-name="Standard"/>
      <text:p text:style-name="Standard"><text:tab/>if(select==8)</text:p>
      <text:p text:style-name="Standard"><text:tab/>{</text:p>
      <text:p text:style-name="Standard"><text:tab/><text:tab/>//Affichage ASCII</text:p>
      <text:p text:style-name="Standard"><text:tab/><text:tab/>println("| Zag Zorg |");</text:p>
      <text:p text:style-name="Standard"><text:tab/><text:tab/>println(" ");</text:p>
      <text:p text:style-name="Standard"><text:tab/><text:tab/>println("*Affronter* le Troll Mage ou *Fuir*?");</text:p>
      <text:p text:style-name="Standard"><text:tab/><text:tab/>String choix = readString ();</text:p>
      <text:p text:style-name="Standard"><text:tab/>}</text:p>
      <text:p text:style-name="Standard"/>
      <text:p text:style-name="Standard"><text:tab/>if(select==9)</text:p>
      <text:p text:style-name="Standard"><text:tab/>{</text:p>
      <text:p text:style-name="Standard"><text:tab/><text:tab/>//Affichage ASCII</text:p>
      <text:p text:style-name="Standard"><text:tab/><text:tab/>println("| <text:s/>|");</text:p>
      <text:p text:style-name="Standard"><text:tab/><text:tab/>println(" ");</text:p>
      <text:p text:style-name="Standard"><text:tab/><text:tab/>println("*Affronter* l'Aventurier ou *Fuir*?");</text:p>
      <text:p text:style-name="Standard"><text:tab/><text:tab/>String choix = readString ();</text:p>
      <text:p text:style-name="Standard"><text:tab/>}</text:p>
      <text:p text:style-name="Standard"/>
      <text:p text:style-name="Standard"><text:tab/>if(select==11)</text:p>
      <text:p text:style-name="Standard"><text:tab/>{</text:p>
      <text:p text:style-name="Standard"><text:tab/><text:tab/>//Affichage ASCII</text:p>
      <text:p text:style-name="Standard"><text:tab/><text:tab/>println("| Comment veux-tu mourir? |");</text:p>
      <text:p text:style-name="Standard"><text:tab/><text:tab/>println(" ");</text:p>
      <text:p text:style-name="Standard"><text:tab/><text:tab/>println("*Affronter* le Paladin de l'inquisition ou *Fuir*?");</text:p>
      <text:p text:style-name="Standard"><text:tab/><text:tab/>String choix = readString ();</text:p>
      <text:p text:style-name="Standard"><text:tab/>}</text:p>
      <text:p text:style-name="Standard"/>
      <text:p text:style-name="Standard"><text:tab/>if(select==12)</text:p>
      <text:p text:style-name="Standard"><text:tab/>{</text:p>
      <text:p text:style-name="Standard"><text:tab/><text:tab/>//Affichage ASCII</text:p>
      <text:p text:style-name="Standard"><text:tab/><text:tab/>println("| Salut, chui l'nain! |");</text:p>
      <text:p text:style-name="Standard"><text:tab/><text:tab/>println(" ");</text:p>
      <text:p text:style-name="Standard"><text:tab/><text:tab/>println("*Affronter* le nain ou *Fuir*?");</text:p>
      <text:p text:style-name="Standard"><text:tab/><text:tab/>String choix = readString ();</text:p>
      <text:p text:style-name="Standard"><text:tab/>}</text:p>
      <text:p text:style-name="Standard"/>
      <text:p text:style-name="Standard"><text:tab/>if(select==13)</text:p>
      <text:p text:style-name="Standard"><text:soft-page-break/><text:tab/>{</text:p>
      <text:p text:style-name="Standard"><text:tab/><text:tab/>//Affichage ASCII</text:p>
      <text:p text:style-name="Standard"><text:tab/><text:tab/>println("| <text:s/>|");</text:p>
      <text:p text:style-name="Standard"><text:tab/><text:tab/>println(" ");</text:p>
      <text:p text:style-name="Standard"><text:tab/><text:tab/>println("*Affronter* le Pyromage ou *Fuir*?");</text:p>
      <text:p text:style-name="Standard"><text:tab/><text:tab/>String choix = readString ();</text:p>
      <text:p text:style-name="Standard"><text:tab/>}</text:p>
      <text:p text:style-name="Standard"/>
      <text:p text:style-name="Standard"><text:tab/>if(select==14)</text:p>
      <text:p text:style-name="Standard"><text:tab/>{</text:p>
      <text:p text:style-name="Standard"><text:tab/><text:tab/>//Affichage ASCII</text:p>
      <text:p text:style-name="Standard"><text:tab/><text:tab/>println("| <text:s/>|");</text:p>
      <text:p text:style-name="Standard"><text:tab/><text:tab/>println(" ");</text:p>
      <text:p text:style-name="Standard"><text:tab/><text:tab/>println("*Affronter* l'Archer ou *Fuir*?");</text:p>
      <text:p text:style-name="Standard"><text:tab/><text:tab/>String choix = readString ();</text:p>
      <text:p text:style-name="Standard"><text:tab/>}</text:p>
      <text:p text:style-name="Standard"/>
      <text:p text:style-name="Standard"><text:tab/>boolean affronter = equal(choix, "Affronter");</text:p>
      <text:p text:style-name="Standard"><text:tab/>boolean fuir = equal(choix, "Fuir");</text:p>
      <text:p text:style-name="Standard"><text:tab/>boolean amende = equal(choix, "Payer l'amende");</text:p>
      <text:p text:style-name="Standard"><text:tab/>boolean jomo = equal(choix, "Affronter l'arbre Jomo");</text:p>
      <text:p text:style-name="Standard"><text:tab/>boolean oea = equal(choix, "Affronter l'ours en armure");</text:p>
      <text:p text:style-name="Standard"><text:tab/>boolean dra = equal(choix, "Affronter le dragon");</text:p>
      <text:p text:style-name="Standard"><text:tab/>boolean bossc = equal(choix, "Affronter le boss caché");</text:p>
      <text:p text:style-name="Standard"/>
      <text:p text:style-name="Standard"><text:tab/>if(jomo==true)</text:p>
      <text:p text:style-name="Standard"><text:tab/>{</text:p>
      <text:p text:style-name="Standard"><text:tab/><text:tab/>fuite=0;</text:p>
      <text:p text:style-name="Standard"><text:tab/><text:tab/>select=5;</text:p>
      <text:p text:style-name="Standard"><text:tab/>}</text:p>
      <text:p text:style-name="Standard"/>
      <text:p text:style-name="Standard"><text:tab/>if(oea==true)</text:p>
      <text:p text:style-name="Standard"><text:tab/>{</text:p>
      <text:p text:style-name="Standard"><text:tab/><text:tab/>fuite=0;</text:p>
      <text:p text:style-name="Standard"><text:tab/><text:tab/>select=10;</text:p>
      <text:p text:style-name="Standard"><text:tab/>}</text:p>
      <text:p text:style-name="Standard"/>
      <text:p text:style-name="Standard"><text:tab/>if(dra==true)</text:p>
      <text:p text:style-name="Standard"><text:tab/>{</text:p>
      <text:p text:style-name="Standard"><text:tab/><text:tab/>fuite=0;</text:p>
      <text:p text:style-name="Standard"><text:tab/><text:tab/>select=15;</text:p>
      <text:p text:style-name="Standard"><text:tab/>}</text:p>
      <text:p text:style-name="Standard"/>
      <text:p text:style-name="Standard"><text:tab/>if(bossc==true)</text:p>
      <text:p text:style-name="Standard"><text:tab/>{</text:p>
      <text:p text:style-name="Standard"><text:tab/><text:tab/>fuite=0;</text:p>
      <text:p text:style-name="Standard"><text:tab/><text:tab/>select=16;</text:p>
      <text:p text:style-name="Standard"><text:tab/>}<text:tab/><text:tab/></text:p>
      <text:p text:style-name="Standard"><text:tab/></text:p>
      <text:p text:style-name="Standard"><text:tab/>if(fuir==true)</text:p>
      <text:p text:style-name="Standard"><text:tab/>{</text:p>
      <text:p text:style-name="Standard"><text:tab/><text:tab/>println("Vous partez en courant.");</text:p>
      <text:p text:style-name="Standard"><text:soft-page-break/><text:tab/><text:tab/>fuite=1;</text:p>
      <text:p text:style-name="Standard"><text:tab/>}</text:p>
      <text:p text:style-name="Standard"/>
      <text:p text:style-name="Standard"><text:tab/>if(amende==true)</text:p>
      <text:p text:style-name="Standard"><text:tab/>{</text:p>
      <text:p text:style-name="Standard"><text:tab/><text:tab/>println("Vous payez 10 pièces d'or d'amende");</text:p>
      <text:p text:style-name="Standard"><text:tab/><text:tab/>Chara[7]=Chara[7]-10;</text:p>
      <text:p text:style-name="Standard"><text:tab/><text:tab/>fuite=1;</text:p>
      <text:p text:style-name="Standard"><text:tab/>}</text:p>
      <text:p text:style-name="Standard"><text:tab/></text:p>
      <text:p text:style-name="Standard"><text:tab/>if(affronter==true)</text:p>
      <text:p text:style-name="Standard"><text:tab/>{</text:p>
      <text:p text:style-name="Standard"><text:tab/><text:tab/>fuite=0;</text:p>
      <text:p text:style-name="Standard"><text:tab/>}</text:p>
      <text:p text:style-name="Standard"/>
      <text:p text:style-name="Standard"><text:tab/>if(affronter!=true &amp;&amp; amende!=true &amp;&amp; fuir!=true &amp;&amp; bossf!=true &amp;&amp; dra!=true &amp;&amp; oea!=true &amp;&amp; jomo!=true)</text:p>
      <text:p text:style-name="Standard"><text:tab/>{</text:p>
      <text:p text:style-name="Standard"><text:tab/><text:tab/>println("Mauvaise action");</text:p>
      <text:p text:style-name="Standard"><text:tab/><text:tab/>fuite=2;</text:p>
      <text:p text:style-name="Standard"><text:tab/>}</text:p>
      <text:p text:style-name="Standard"/>
      <text:p text:style-name="Standard"><text:tab/>if(select==5)</text:p>
      <text:p text:style-name="Standard"><text:tab/>{</text:p>
      <text:p text:style-name="Standard">//Affichage ASCII<text:tab/><text:tab/></text:p>
      <text:p text:style-name="Standard"><text:tab/><text:tab/>println("| Wololo |");</text:p>
      <text:p text:style-name="Standard"><text:tab/><text:tab/>println("L'Arbre Jomo bloque la route vers le Bois Tard, vous devez le battre pour passer!");</text:p>
      <text:p text:style-name="Standard"><text:tab/><text:tab/>fuite=0;</text:p>
      <text:p text:style-name="Standard"><text:tab/>}</text:p>
      <text:p text:style-name="Standard"/>
      <text:p text:style-name="Standard"><text:tab/>if(select==10)</text:p>
      <text:p text:style-name="Standard"><text:tab/>{</text:p>
      <text:p text:style-name="Standard">//Affichage ASCII<text:tab/><text:tab/></text:p>
      <text:p text:style-name="Standard"><text:tab/><text:tab/>println("| Roar! |");</text:p>
      <text:p text:style-name="Standard"><text:tab/><text:tab/>println("Un Ours en armure bloque l'accès aux Monts &amp; Pics, vous de vez le battre pour passer!");</text:p>
      <text:p text:style-name="Standard"><text:tab/><text:tab/>fuite=0;</text:p>
      <text:p text:style-name="Standard"><text:tab/>}</text:p>
      <text:p text:style-name="Standard"/>
      <text:p text:style-name="Standard"><text:tab/>if(select==15)</text:p>
      <text:p text:style-name="Standard"><text:tab/>{</text:p>
      <text:p text:style-name="Standard">//Affichage ASCII<text:tab/><text:tab/></text:p>
      <text:p text:style-name="Standard"><text:tab/><text:tab/>println("| Fus Ro Dah!");</text:p>
      <text:p text:style-name="Standard"><text:tab/><text:tab/>println("Battez le dragon.");</text:p>
      <text:p text:style-name="Standard"><text:tab/><text:tab/>fuite=0;</text:p>
      <text:p text:style-name="Standard"><text:tab/>}</text:p>
      <text:p text:style-name="Standard"/>
      <text:p text:style-name="Standard"><text:tab/>if(select==16)</text:p>
      <text:p text:style-name="Standard"><text:tab/>{</text:p>
      <text:p text:style-name="Standard">//Affichage ASCII<text:tab/></text:p>
      <text:p text:style-name="Standard"><text:tab/><text:tab/>println("| Muahahahahah! |");</text:p>
      <text:p text:style-name="Standard"><text:soft-page-break/><text:tab/><text:tab/>println("Détruisez le Script!");</text:p>
      <text:p text:style-name="Standard"><text:tab/><text:tab/>fuite=0;</text:p>
      <text:p text:style-name="Standard"><text:tab/>}<text:tab/></text:p>
      <text:p text:style-name="Standard"><text:tab/>}<text:tab/></text:p>
      <text:p text:style-name="Standard"><text:tab/><text:tab/></text:p>
      <text:p text:style-name="Standard">//Combat<text:tab/></text:p>
      <text:p text:style-name="Standard"><text:tab/>while(fuite==0)</text:p>
      <text:p text:style-name="Standard"><text:tab/>{</text:p>
      <text:p text:style-name="Standard"><text:tab/>while(MOBS[select][1]!=0 || fuite==0)</text:p>
      <text:p text:style-name="Standard"><text:tab/>{</text:p>
      <text:p text:style-name="Standard"><text:tab/>int VieC=Chara[0];</text:p>
      <text:p text:style-name="Standard"><text:tab/>int VieM= MOBS[select][1];</text:p>
      <text:p text:style-name="Standard"/>
      <text:p text:style-name="Standard"><text:tab/>int action=0;</text:p>
      <text:p text:style-name="Standard"><text:tab/>int actionM=0;</text:p>
      <text:p text:style-name="Standard"/>
      <text:p text:style-name="Standard">//Choix de l'attaque</text:p>
      <text:p text:style-name="Standard"><text:tab/><text:tab/>if(action==0)</text:p>
      <text:p text:style-name="Standard"><text:tab/><text:tab/>{</text:p>
      <text:p text:style-name="Standard"><text:tab/><text:tab/>while(action==0)</text:p>
      <text:p text:style-name="Standard"><text:tab/><text:tab/>{</text:p>
      <text:p text:style-name="Standard"><text:tab/><text:tab/>println("Choisir attaque:");</text:p>
      <text:p text:style-name="Standard"><text:tab/><text:tab/>println("*Coup d'épée*");</text:p>
      <text:p text:style-name="Standard"><text:tab/><text:tab/>println("*Coup d'épée puissant*");</text:p>
      <text:p text:style-name="Standard"><text:tab/><text:tab/>println("*Hado Ken*");</text:p>
      <text:p text:style-name="Standard"><text:tab/><text:tab/>println("*Mass sparks*");</text:p>
      <text:p text:style-name="Standard"><text:tab/><text:tab/>println("*Fuite*");<text:tab/><text:tab/><text:tab/><text:tab/></text:p>
      <text:p text:style-name="Standard"><text:tab/><text:tab/>String attaque= readString();</text:p>
      <text:p text:style-name="Standard"/>
      <text:p text:style-name="Standard"><text:tab/><text:tab/>boolean phys1 = equal(attaque, "Coup d'épée");</text:p>
      <text:p text:style-name="Standard"><text:tab/><text:tab/>boolean phys2 = equal(attaque, "Coup d'épée puissant");</text:p>
      <text:p text:style-name="Standard"><text:tab/><text:tab/>boolean mag1 = equal(attaque, "Hado Ken");</text:p>
      <text:p text:style-name="Standard"><text:tab/><text:tab/>boolean mag2 = equal(attaque, "Mass sparks");</text:p>
      <text:p text:style-name="Standard"><text:tab/><text:tab/>boolean esc = equal(attaque, "Fuite");</text:p>
      <text:p text:style-name="Standard"/>
      <text:p text:style-name="Standard">//Attaque physique basique<text:tab/></text:p>
      <text:p text:style-name="Standard"><text:tab/><text:tab/>if(phys1 == true)</text:p>
      <text:p text:style-name="Standard"><text:tab/><text:tab/>{</text:p>
      <text:p text:style-name="Standard"><text:tab/><text:tab/><text:tab/>MOBS[select][1]=MOBS[select][1]-(Chara[4]*(1-(MOBS[select][2]/1000));</text:p>
      <text:p text:style-name="Standard"><text:tab/><text:tab/><text:tab/>Chara[2]=Chara[2]-1;</text:p>
      <text:p text:style-name="Standard"><text:tab/><text:tab/><text:tab/>action=1;</text:p>
      <text:p text:style-name="Standard"><text:tab/><text:tab/>}</text:p>
      <text:p text:style-name="Standard"/>
      <text:p text:style-name="Standard">//Attaque physique puissante<text:tab/></text:p>
      <text:p text:style-name="Standard"><text:tab/><text:tab/>if(phys2 == true &amp;&amp; Chara[2]&gt;=5)</text:p>
      <text:p text:style-name="Standard"><text:tab/><text:tab/>{</text:p>
      <text:p text:style-name="Standard"><text:tab/><text:tab/><text:tab/>MOBS[select][1]=MOBS[select][1]-(Chara[4]*2)*(1-(MOBS[select][2]/1000));</text:p>
      <text:p text:style-name="Standard"><text:tab/><text:tab/><text:tab/>Chara[2]=Chara[2]-5;</text:p>
      <text:p text:style-name="Standard"><text:tab/><text:tab/><text:tab/>action=1;</text:p>
      <text:p text:style-name="Standard"><text:tab/><text:tab/>}</text:p>
      <text:p text:style-name="Standard"/>
      <text:p text:style-name="Standard"><text:soft-page-break/>//Attaque magique basique<text:tab/></text:p>
      <text:p text:style-name="Standard"><text:tab/><text:tab/>if(mag1 == true)</text:p>
      <text:p text:style-name="Standard"><text:tab/><text:tab/>{</text:p>
      <text:p text:style-name="Standard"><text:tab/><text:tab/><text:tab/>MOBS[select][1]=MOBS[select][1]-(Chara[3]*(1-(MOBS[select][5]/1000));</text:p>
      <text:p text:style-name="Standard"><text:tab/><text:tab/><text:tab/>Chara[1]=Chara[1]-1;</text:p>
      <text:p text:style-name="Standard"><text:tab/><text:tab/><text:tab/>action=1;</text:p>
      <text:p text:style-name="Standard"><text:tab/><text:tab/>}</text:p>
      <text:p text:style-name="Standard"/>
      <text:p text:style-name="Standard">//Attaque magique puissante<text:tab/></text:p>
      <text:p text:style-name="Standard"><text:tab/><text:tab/>if(mag2 == true &amp;&amp; Chara[1]&gt;=5)</text:p>
      <text:p text:style-name="Standard"><text:tab/><text:tab/>{</text:p>
      <text:p text:style-name="Standard"><text:tab/><text:tab/><text:tab/>MOBS[select][1]=MOBS[select][1]-((Chara[3]*2)*(1-(MOBS[select][5]/1000));</text:p>
      <text:p text:style-name="Standard"><text:tab/><text:tab/><text:tab/>Chara[1]=Chara[1]-5;</text:p>
      <text:p text:style-name="Standard"><text:tab/><text:tab/><text:tab/>action=1;</text:p>
      <text:p text:style-name="Standard"><text:tab/><text:tab/>}</text:p>
      <text:p text:style-name="Standard"/>
      <text:p text:style-name="Standard">//Fuite</text:p>
      <text:p text:style-name="Standard"><text:tab/><text:tab/>if(esc==true)</text:p>
      <text:p text:style-name="Standard"><text:tab/><text:tab/>{</text:p>
      <text:p text:style-name="Standard"><text:tab/><text:tab/><text:tab/>fuite=1;</text:p>
      <text:p text:style-name="Standard"><text:tab/><text:tab/>}</text:p>
      <text:p text:style-name="Standard"/>
      <text:p text:style-name="Standard">//Manque d'endurance</text:p>
      <text:p text:style-name="Standard"><text:tab/><text:tab/>if(phys2==true &amp;&amp; Chara[2]&lt;5)</text:p>
      <text:p text:style-name="Standard"><text:tab/><text:tab/>{</text:p>
      <text:p text:style-name="Standard"><text:tab/><text:tab/><text:tab/>println("Vous n'avez pas assez d'endurance.");</text:p>
      <text:p text:style-name="Standard"><text:tab/><text:tab/><text:tab/>action=0;</text:p>
      <text:p text:style-name="Standard"><text:tab/><text:tab/>}</text:p>
      <text:p text:style-name="Standard"/>
      <text:p text:style-name="Standard">//Manque de mana</text:p>
      <text:p text:style-name="Standard"><text:tab/><text:tab/>if(phys2==true &amp;&amp; Chara[1]&lt;5)</text:p>
      <text:p text:style-name="Standard"><text:tab/><text:tab/>{</text:p>
      <text:p text:style-name="Standard"><text:tab/><text:tab/><text:tab/>println("Vous n'avez pas assez de mana.");</text:p>
      <text:p text:style-name="Standard"><text:tab/><text:tab/><text:tab/>action=0;</text:p>
      <text:p text:style-name="Standard"><text:tab/><text:tab/>}</text:p>
      <text:p text:style-name="Standard"><text:tab/><text:tab/></text:p>
      <text:p text:style-name="Standard">//Erreur d'attaque<text:tab/></text:p>
      <text:p text:style-name="Standard"><text:tab/><text:tab/>if(phys1!=true &amp;&amp; phys2!=true &amp;&amp; mag1!=true &amp;&amp; mag2!=true)</text:p>
      <text:p text:style-name="Standard"><text:tab/><text:tab/>{</text:p>
      <text:p text:style-name="Standard"><text:tab/><text:tab/><text:tab/>println("Mauvaise attaque");</text:p>
      <text:p text:style-name="Standard"><text:tab/><text:tab/><text:tab/>action=0;</text:p>
      <text:p text:style-name="Standard"><text:tab/><text:tab/>}<text:tab/><text:tab/><text:tab/></text:p>
      <text:p text:style-name="Standard"><text:tab/><text:tab/>}</text:p>
      <text:p text:style-name="Standard"><text:tab/><text:tab/>}</text:p>
      <text:p text:style-name="Standard">//Régénération de l'endurance et de la mana<text:tab/><text:tab/></text:p>
      <text:p text:style-name="Standard"><text:tab/><text:tab/>Chara[1]=Chara[1]+1;</text:p>
      <text:p text:style-name="Standard"><text:tab/><text:tab/>Chara[2]=Chara[2]+1;</text:p>
      <text:p text:style-name="Standard"/>
      <text:p text:style-name="Standard">//1ttaque de l'adversaire</text:p>
      <text:p text:style-name="Standard"><text:tab/><text:tab/>if(action==1)</text:p>
      <text:p text:style-name="Standard"><text:tab/><text:tab/>{</text:p>
      <text:p text:style-name="Standard"><text:soft-page-break/><text:tab/><text:tab/><text:tab/>while(actionM=0)</text:p>
      <text:p text:style-name="Standard"><text:tab/><text:tab/><text:tab/>{</text:p>
      <text:p text:style-name="Standard"><text:tab/><text:tab/><text:tab/><text:tab/>if(MOBS[select][7]!=0)</text:p>
      <text:p text:style-name="Standard"><text:tab/><text:tab/><text:tab/><text:tab/>{</text:p>
      <text:p text:style-name="Standard"><text:tab/><text:tab/><text:tab/><text:tab/><text:tab/>int attaqueM = random(1;3);</text:p>
      <text:p text:style-name="Standard"><text:tab/><text:tab/><text:tab/><text:tab/>}else{</text:p>
      <text:p text:style-name="Standard"><text:tab/><text:tab/><text:tab/><text:tab/><text:tab/>attaqueM=1;</text:p>
      <text:p text:style-name="Standard"><text:tab/><text:tab/><text:tab/><text:tab/>}</text:p>
      <text:p text:style-name="Standard"><text:tab/><text:tab/><text:tab/><text:tab/></text:p>
      <text:p text:style-name="Standard">//Attaque physique de l'adversaire<text:tab/><text:tab/><text:tab/><text:tab/></text:p>
      <text:p text:style-name="Standard"><text:tab/><text:tab/><text:tab/><text:tab/>if(attaqueM == 1)</text:p>
      <text:p text:style-name="Standard"><text:tab/><text:tab/><text:tab/><text:tab/>{</text:p>
      <text:p text:style-name="Standard"><text:tab/><text:tab/><text:tab/><text:tab/><text:tab/>Chara[0]=Chara[0]-(MOBS[select][3]*(1-(Chara[5]/1000));</text:p>
      <text:p text:style-name="Standard"><text:tab/><text:tab/><text:tab/><text:tab/><text:tab/>actionM=1;</text:p>
      <text:p text:style-name="Standard"><text:tab/><text:tab/><text:tab/><text:tab/>}</text:p>
      <text:p text:style-name="Standard"/>
      <text:p text:style-name="Standard">//Attaque magique de l'adversaire</text:p>
      <text:p text:style-name="Standard"><text:tab/><text:tab/><text:tab/><text:tab/>if(attaqueM == 2)</text:p>
      <text:p text:style-name="Standard"><text:tab/><text:tab/><text:tab/><text:tab/>{</text:p>
      <text:p text:style-name="Standard"><text:tab/><text:tab/><text:tab/><text:tab/><text:tab/>Chara[0]=Chara[0]-(MOBS[select][4]*(1-(Chara[6]));</text:p>
      <text:p text:style-name="Standard"><text:tab/><text:tab/><text:tab/><text:tab/><text:tab/>actionM=1;</text:p>
      <text:p text:style-name="Standard"><text:tab/><text:tab/><text:tab/><text:tab/>}</text:p>
      <text:p text:style-name="Standard"><text:tab/><text:tab/><text:tab/>}</text:p>
      <text:p text:style-name="Standard"/>
      <text:p text:style-name="Standard">//Vaincu par l'adversaire</text:p>
      <text:p text:style-name="Standard"><text:tab/><text:tab/><text:tab/>if(Chara[0]&lt;=0 &amp;&amp; select&lt;=4)</text:p>
      <text:p text:style-name="Standard"><text:tab/><text:tab/><text:tab/>{</text:p>
      <text:p text:style-name="Standard"><text:tab/><text:tab/><text:tab/><text:tab/>println("Vous avez été vaincu, vous perdez 20 pièces d'or!");</text:p>
      <text:p text:style-name="Standard"><text:tab/><text:tab/><text:tab/><text:tab/>Chara[7]=Chara[7]-20;</text:p>
      <text:p text:style-name="Standard"><text:tab/><text:tab/><text:tab/><text:tab/>int fuite=1;</text:p>
      <text:p text:style-name="Standard"><text:tab/><text:tab/><text:tab/>}</text:p>
      <text:p text:style-name="Standard"/>
      <text:p text:style-name="Standard"><text:tab/><text:tab/><text:tab/>if(Chara[0]&lt;=0 &amp;&amp; select&lt;=9 &amp;&amp; select&gt;=6)</text:p>
      <text:p text:style-name="Standard"><text:tab/><text:tab/><text:tab/>{</text:p>
      <text:p text:style-name="Standard"><text:tab/><text:tab/><text:tab/><text:tab/>println("Vous avez été vaincu, vous perdez 40 pièces d'or!");</text:p>
      <text:p text:style-name="Standard"><text:tab/><text:tab/><text:tab/><text:tab/>Chara[7]=Chara[7]-40;</text:p>
      <text:p text:style-name="Standard"><text:tab/><text:tab/><text:tab/><text:tab/>int fuite=1;</text:p>
      <text:p text:style-name="Standard"><text:tab/><text:tab/><text:tab/>}</text:p>
      <text:p text:style-name="Standard"/>
      <text:p text:style-name="Standard"><text:tab/><text:tab/><text:tab/>if(Chara[0]&lt;=0 &amp;&amp; select&lt;=14 &amp;&amp; select&gt;=11)</text:p>
      <text:p text:style-name="Standard"><text:tab/><text:tab/><text:tab/>{</text:p>
      <text:p text:style-name="Standard"><text:tab/><text:tab/><text:tab/><text:tab/>println("Vous avez été vaincu, vous perdez 60 pièces d'or!");</text:p>
      <text:p text:style-name="Standard"><text:tab/><text:tab/><text:tab/><text:tab/>Chara[7]=Chara[7]-60;</text:p>
      <text:p text:style-name="Standard"><text:tab/><text:tab/><text:tab/><text:tab/>int fuite=1;</text:p>
      <text:p text:style-name="Standard"><text:tab/><text:tab/><text:tab/>}</text:p>
      <text:p text:style-name="Standard"><text:tab/><text:tab/>}</text:p>
      <text:p text:style-name="Standard"/>
      <text:p text:style-name="Standard"><text:tab/>}</text:p>
      <text:p text:style-name="Standard"/>
      <text:p text:style-name="Standard">//Adversaire vaincu</text:p>
      <text:p text:style-name="Standard"><text:tab/>Println("Vous avez battu votre adversaire, vous obtenez "+MOBS[select][8]+" pièces d'or et "+MOBS[select][9]+" points d'expérience.");</text:p>
      <text:p text:style-name="Standard"><text:soft-page-break/><text:tab/>Chara[7]=Chara[7]+MOBS[select][8];</text:p>
      <text:p text:style-name="Standard"><text:tab/>Chara[8]=Chara[8]+MOBS[select][9];</text:p>
      <text:p text:style-name="Standard"><text:tab/>Chara[0]=VieC;</text:p>
      <text:p text:style-name="Standard"><text:tab/>fuite=1;</text:p>
      <text:p text:style-name="Standard"/>
      <text:p text:style-name="Standard">//Easter egg Poulet/Garde</text:p>
      <text:p text:style-name="Standard"><text:tab/>if(select==1 &amp;&amp; MOBS[select][1]==0)</text:p>
      <text:p text:style-name="Standard"><text:tab/>{</text:p>
      <text:p text:style-name="Standard"><text:tab/><text:tab/>select=4;</text:p>
      <text:p text:style-name="Standard"><text:tab/>}</text:p>
      <text:p text:style-name="Standard">//Fin easter</text:p>
      <text:p text:style-name="Standard"/>
      <text:p text:style-name="Standard"><text:tab/>if(select!=5 &amp;&amp; select!=10 &amp;&amp; select!=15 &amp;&amp; select!=16)</text:p>
      <text:p text:style-name="Standard"><text:tab/>{</text:p>
      <text:p text:style-name="Standard"><text:tab/>MOBS[select][1] = VieM;</text:p>
      <text:p text:style-name="Standard"><text:tab/>}</text:p>
      <text:p text:style-name="Standard"/>
      <text:p text:style-name="Standard">//Bosss vaincus</text:p>
      <text:p text:style-name="Standard"><text:tab/>if(select==5 &amp;&amp; MOBS[5][1]==0)</text:p>
      <text:p text:style-name="Standard"><text:tab/>{</text:p>
      <text:p text:style-name="Standard"><text:tab/><text:tab/>println("Maintenant que l'Arbre Jomo a été vaincu, vous pouvez accèder au Bois tard.");</text:p>
      <text:p text:style-name="Standard"><text:tab/>}</text:p>
      <text:p text:style-name="Standard"/>
      <text:p text:style-name="Standard"><text:tab/>if(select==10 &amp;&amp; MOBS[10][1]==0)</text:p>
      <text:p text:style-name="Standard"><text:tab/>{</text:p>
      <text:p text:style-name="Standard"><text:tab/><text:tab/>println("Maintenant que l'Ours en armure a été vaincu, vous pouvez accèder aux Monts &amp; Pics.");</text:p>
      <text:p text:style-name="Standard"><text:tab/>}</text:p>
      <text:p text:style-name="Standard"/>
      <text:p text:style-name="Standard"><text:tab/>if(select==15 &amp;&amp; MOBS[15][1]==0)</text:p>
      <text:p text:style-name="Standard"><text:tab/>{</text:p>
      <text:p text:style-name="Standard"><text:tab/><text:tab/>println("Le Dragon a été vaincu, il reste un enemi à battre...");</text:p>
      <text:p text:style-name="Standard"><text:tab/>}</text:p>
      <text:p text:style-name="Standard"/>
      <text:p text:style-name="Standard"><text:tab/>if(select==16 &amp;&amp; MOBS[16][1]==0)</text:p>
      <text:p text:style-name="Standard"><text:tab/>{</text:p>
      <text:p text:style-name="Standard"><text:tab/><text:tab/>println("Error 404 - Script not found.");</text:p>
      <text:p text:style-name="Standard"><text:tab/>}<text:tab/></text:p>
      <text:p text:style-name="Standard"><text:tab/>}</text:p>
      <text:p text:style-name="Standard"/>
      <text:p text:style-name="Standard">LOL CA MARCH PA</text:p>
      <text:p text:style-name="Standard"/>
      <text:p text:style-name="Standard">//[0]vie [1]arm [2]degP [3]degM [4]ResM [5]Endu [6]Mana [7]Gold [8]exp</text:p>
      <text:p text:style-name="Standard"><text:tab/><text:tab/></text:p>
      <text:p text:style-name="Standard">//Pou<text:tab/><text:tab/></text:p>
      <text:p text:style-name="Standard"><text:tab/><text:tab/>int[]poulet=new int[9];</text:p>
      <text:p text:style-name="Standard"><text:tab/><text:tab/>poulet[0]=20;</text:p>
      <text:p text:style-name="Standard"><text:tab/><text:tab/>poulet[1]=0;</text:p>
      <text:p text:style-name="Standard"><text:tab/><text:tab/>poulet[2]=1;</text:p>
      <text:p text:style-name="Standard"><text:tab/><text:tab/>poulet[3]=0;</text:p>
      <text:p text:style-name="Standard"><text:tab/><text:tab/>poulet[4]=0;</text:p>
      <text:p text:style-name="Standard"><text:soft-page-break/><text:tab/><text:tab/>poulet[5]=1;</text:p>
      <text:p text:style-name="Standard"><text:tab/><text:tab/>poulet[6]=0;</text:p>
      <text:p text:style-name="Standard"><text:tab/><text:tab/>poulet[7]=10;</text:p>
      <text:p text:style-name="Standard"><text:tab/><text:tab/>poulet[8]=2;</text:p>
      <text:p text:style-name="Standard">//MA<text:tab/><text:tab/></text:p>
      <text:p text:style-name="Standard"><text:tab/><text:tab/>int[]MA=new int[9];</text:p>
      <text:p text:style-name="Standard"><text:tab/><text:tab/>MA[0]=75;</text:p>
      <text:p text:style-name="Standard"><text:tab/><text:tab/>MA[1]=0;</text:p>
      <text:p text:style-name="Standard"><text:tab/><text:tab/>MA[2]=2;</text:p>
      <text:p text:style-name="Standard"><text:tab/><text:tab/>MA[3]=5;</text:p>
      <text:p text:style-name="Standard"><text:tab/><text:tab/>MA[4]=10;</text:p>
      <text:p text:style-name="Standard"><text:tab/><text:tab/>MA[5]=10;</text:p>
      <text:p text:style-name="Standard"><text:tab/><text:tab/>MA[6]=20;</text:p>
      <text:p text:style-name="Standard"><text:tab/><text:tab/>MA[7]=30;</text:p>
      <text:p text:style-name="Standard"><text:tab/><text:tab/>MA[8]=10;</text:p>
      <text:p text:style-name="Standard">//Elf<text:tab/><text:tab/></text:p>
      <text:p text:style-name="Standard"><text:tab/><text:tab/>int[]elf=new int[9];</text:p>
      <text:p text:style-name="Standard"><text:tab/><text:tab/>elf[0]=75;</text:p>
      <text:p text:style-name="Standard"><text:tab/><text:tab/>elf[1]=0;</text:p>
      <text:p text:style-name="Standard"><text:tab/><text:tab/>elf[2]=5;</text:p>
      <text:p text:style-name="Standard"><text:tab/><text:tab/>elf[3]=2;</text:p>
      <text:p text:style-name="Standard"><text:tab/><text:tab/>elf[4]=10;</text:p>
      <text:p text:style-name="Standard"><text:tab/><text:tab/>elf[5]=20;</text:p>
      <text:p text:style-name="Standard"><text:tab/><text:tab/>elf[6]=10;</text:p>
      <text:p text:style-name="Standard"><text:tab/><text:tab/>elf[7]=10;</text:p>
      <text:p text:style-name="Standard"><text:tab/><text:tab/>elf[8]=10;</text:p>
      <text:p text:style-name="Standard">//Guard<text:tab/><text:tab/></text:p>
      <text:p text:style-name="Standard"><text:tab/><text:tab/>int[]guard=new int[9];</text:p>
      <text:p text:style-name="Standard"><text:tab/><text:tab/>guard[0]=200;</text:p>
      <text:p text:style-name="Standard"><text:tab/><text:tab/>guard[1]=100;</text:p>
      <text:p text:style-name="Standard"><text:tab/><text:tab/>guard[2]=10;</text:p>
      <text:p text:style-name="Standard"><text:tab/><text:tab/>guard[3]=2;</text:p>
      <text:p text:style-name="Standard"><text:tab/><text:tab/>guard[4]=50;</text:p>
      <text:p text:style-name="Standard"><text:tab/><text:tab/>guard[5]=50;</text:p>
      <text:p text:style-name="Standard"><text:tab/><text:tab/>guard[6]=20;</text:p>
      <text:p text:style-name="Standard"><text:tab/><text:tab/>guard[7]=20;</text:p>
      <text:p text:style-name="Standard"><text:tab/><text:tab/>guard[8]=50;</text:p>
      <text:p text:style-name="Standard">//Jomo<text:tab/><text:tab/></text:p>
      <text:p text:style-name="Standard"><text:tab/><text:tab/>int[]jomo=new int[9];</text:p>
      <text:p text:style-name="Standard"><text:tab/><text:tab/>jomo[0]=300;</text:p>
      <text:p text:style-name="Standard"><text:tab/><text:tab/>jomo[1]=40;</text:p>
      <text:p text:style-name="Standard"><text:tab/><text:tab/>jomo[2]=10;</text:p>
      <text:p text:style-name="Standard"><text:tab/><text:tab/>jomo[3]=10;</text:p>
      <text:p text:style-name="Standard"><text:tab/><text:tab/>jomo[4]=40;</text:p>
      <text:p text:style-name="Standard"><text:tab/><text:tab/>jomo[5]=50;</text:p>
      <text:p text:style-name="Standard"><text:tab/><text:tab/>jomo[6]=50;</text:p>
      <text:p text:style-name="Standard"><text:tab/><text:tab/>jomo[7]=20;</text:p>
      <text:p text:style-name="Standard"><text:tab/><text:tab/>jomo[8]=100;</text:p>
      <text:p text:style-name="Standard">//Barbr<text:tab/><text:tab/></text:p>
      <text:p text:style-name="Standard"><text:tab/><text:tab/>int[]barbr=new int[9];</text:p>
      <text:p text:style-name="Standard"><text:tab/><text:tab/>barbr[0]=150;</text:p>
      <text:p text:style-name="Standard"><text:tab/><text:tab/>barbr[1]=20;</text:p>
      <text:p text:style-name="Standard"><text:soft-page-break/><text:tab/><text:tab/>barbr[2]=20;</text:p>
      <text:p text:style-name="Standard"><text:tab/><text:tab/>barbr[3]=5;</text:p>
      <text:p text:style-name="Standard"><text:tab/><text:tab/>barbr[4]=10;</text:p>
      <text:p text:style-name="Standard"><text:tab/><text:tab/>barbr[5]=50;</text:p>
      <text:p text:style-name="Standard"><text:tab/><text:tab/>barbr[6]=10;</text:p>
      <text:p text:style-name="Standard"><text:tab/><text:tab/>barbr[7]=10;</text:p>
      <text:p text:style-name="Standard"><text:tab/><text:tab/>barbr[8]=50;</text:p>
      <text:p text:style-name="Standard">//Sangl</text:p>
      <text:p text:style-name="Standard"><text:tab/><text:tab/>int[]sangl=new int[9];</text:p>
      <text:p text:style-name="Standard"><text:tab/><text:tab/>sangl[0]=200;</text:p>
      <text:p text:style-name="Standard"><text:tab/><text:tab/>sangl[1]=50;</text:p>
      <text:p text:style-name="Standard"><text:tab/><text:tab/>sangl[2]=10;</text:p>
      <text:p text:style-name="Standard"><text:tab/><text:tab/>sangl[3]=0;</text:p>
      <text:p text:style-name="Standard"><text:tab/><text:tab/>sangl[4]=0;</text:p>
      <text:p text:style-name="Standard"><text:tab/><text:tab/>sangl[5]=1;</text:p>
      <text:p text:style-name="Standard"><text:tab/><text:tab/>sangl[6]=0;</text:p>
      <text:p text:style-name="Standard"><text:tab/><text:tab/>sangl[7]=5;</text:p>
      <text:p text:style-name="Standard"><text:tab/><text:tab/>sangl[8]=20;</text:p>
      <text:p text:style-name="Standard">//TrlMg</text:p>
      <text:p text:style-name="Standard"><text:tab/><text:tab/>int[]trlm=new int[9];</text:p>
      <text:p text:style-name="Standard"><text:tab/><text:tab/>trlm[0]=150;</text:p>
      <text:p text:style-name="Standard"><text:tab/><text:tab/>trlm[1]=20;</text:p>
      <text:p text:style-name="Standard"><text:tab/><text:tab/>trlm[2]=10;</text:p>
      <text:p text:style-name="Standard"><text:tab/><text:tab/>trlm[3]=20;</text:p>
      <text:p text:style-name="Standard"><text:tab/><text:tab/>trlm[4]=50;</text:p>
      <text:p text:style-name="Standard"><text:tab/><text:tab/>trlm[5]=10;</text:p>
      <text:p text:style-name="Standard"><text:tab/><text:tab/>trlm[6]=50;</text:p>
      <text:p text:style-name="Standard"><text:tab/><text:tab/>trlm[7]=10;</text:p>
      <text:p text:style-name="Standard"><text:tab/><text:tab/>trlm[8]=20;</text:p>
      <text:p text:style-name="Standard">//Avent</text:p>
      <text:p text:style-name="Standard"><text:tab/><text:tab/>int[]avent=new int[9];</text:p>
      <text:p text:style-name="Standard"><text:tab/><text:tab/>avent[0]=200;</text:p>
      <text:p text:style-name="Standard"><text:tab/><text:tab/>avent[1]=50;</text:p>
      <text:p text:style-name="Standard"><text:tab/><text:tab/>avent[2]=15;</text:p>
      <text:p text:style-name="Standard"><text:tab/><text:tab/>avent[3]=15;</text:p>
      <text:p text:style-name="Standard"><text:tab/><text:tab/>avent[4]=50;</text:p>
      <text:p text:style-name="Standard"><text:tab/><text:tab/>avent[5]=50;</text:p>
      <text:p text:style-name="Standard"><text:tab/><text:tab/>avent[6]=50;</text:p>
      <text:p text:style-name="Standard"><text:tab/><text:tab/>avent[7]=100;</text:p>
      <text:p text:style-name="Standard"><text:tab/><text:tab/>avent[8]=20;</text:p>
      <text:p text:style-name="Standard">//OurEnArm</text:p>
      <text:p text:style-name="Standard"><text:tab/><text:tab/>int[]OEA=new int[9];</text:p>
      <text:p text:style-name="Standard"><text:tab/><text:tab/>OEA[0]=400;</text:p>
      <text:p text:style-name="Standard"><text:tab/><text:tab/>OEA[1]=50;</text:p>
      <text:p text:style-name="Standard"><text:tab/><text:tab/>OEA[2]=30;</text:p>
      <text:p text:style-name="Standard"><text:tab/><text:tab/>OEA[3]=0;</text:p>
      <text:p text:style-name="Standard"><text:tab/><text:tab/>OEA[4]=10;</text:p>
      <text:p text:style-name="Standard"><text:tab/><text:tab/>OEA[5]=3;</text:p>
      <text:p text:style-name="Standard"><text:tab/><text:tab/>OEA[6]=0;</text:p>
      <text:p text:style-name="Standard"><text:tab/><text:tab/>OEA[7]=70;</text:p>
      <text:p text:style-name="Standard"><text:tab/><text:tab/>OEA[8]=200;</text:p>
      <text:p text:style-name="Standard">//Palalol</text:p>
      <text:p text:style-name="Standard"><text:soft-page-break/><text:tab/><text:tab/>int[]pala=new int[9];</text:p>
      <text:p text:style-name="Standard"><text:tab/><text:tab/>pala[0]=300;</text:p>
      <text:p text:style-name="Standard"><text:tab/><text:tab/>pala[1]=40;</text:p>
      <text:p text:style-name="Standard"><text:tab/><text:tab/>pala[2]=40;</text:p>
      <text:p text:style-name="Standard"><text:tab/><text:tab/>pala[3]=10;</text:p>
      <text:p text:style-name="Standard"><text:tab/><text:tab/>pala[4]=20;</text:p>
      <text:p text:style-name="Standard"><text:tab/><text:tab/>pala[5]=100;</text:p>
      <text:p text:style-name="Standard"><text:tab/><text:tab/>pala[6]=20;</text:p>
      <text:p text:style-name="Standard"><text:tab/><text:tab/>pala[7]=60;</text:p>
      <text:p text:style-name="Standard"><text:tab/><text:tab/>pala[8]=100;</text:p>
      <text:p text:style-name="Standard">//Nai</text:p>
      <text:p text:style-name="Standard"><text:tab/><text:tab/>int[]nai=new int[9];</text:p>
      <text:p text:style-name="Standard"><text:tab/><text:tab/>nai[0]=400;</text:p>
      <text:p text:style-name="Standard"><text:tab/><text:tab/>nai[1]=100;</text:p>
      <text:p text:style-name="Standard"><text:tab/><text:tab/>nai[2]=20;</text:p>
      <text:p text:style-name="Standard"><text:tab/><text:tab/>nai[3]=5;</text:p>
      <text:p text:style-name="Standard"><text:tab/><text:tab/>nai[4]=30;</text:p>
      <text:p text:style-name="Standard"><text:tab/><text:tab/>nai[5]=50;</text:p>
      <text:p text:style-name="Standard"><text:tab/><text:tab/>nai[6]=20;</text:p>
      <text:p text:style-name="Standard"><text:tab/><text:tab/>nai[7]=20;</text:p>
      <text:p text:style-name="Standard"><text:tab/><text:tab/>nai[8]=120;</text:p>
      <text:p text:style-name="Standard">//PyrMag</text:p>
      <text:p text:style-name="Standard"><text:tab/><text:tab/>int[]pyrm=new int[9];</text:p>
      <text:p text:style-name="Standard"><text:tab/><text:tab/>pyrm[0]=200;</text:p>
      <text:p text:style-name="Standard"><text:tab/><text:tab/>pyrm[1]=20;</text:p>
      <text:p text:style-name="Standard"><text:tab/><text:tab/>pyrm[2]=5;</text:p>
      <text:p text:style-name="Standard"><text:tab/><text:tab/>pyrm[3]=40;</text:p>
      <text:p text:style-name="Standard"><text:tab/><text:tab/>pyrm[4]=75;</text:p>
      <text:p text:style-name="Standard"><text:tab/><text:tab/>pyrm[5]=20;</text:p>
      <text:p text:style-name="Standard"><text:tab/><text:tab/>pyrm[6]=100;</text:p>
      <text:p text:style-name="Standard"><text:tab/><text:tab/>pyrm[7]=80;</text:p>
      <text:p text:style-name="Standard"><text:tab/><text:tab/>pyrm[8]=80;</text:p>
      <text:p text:style-name="Standard">//Arch</text:p>
      <text:p text:style-name="Standard"><text:tab/><text:tab/>int[]arch=new int[9];</text:p>
      <text:p text:style-name="Standard"><text:tab/><text:tab/>arch[0]=200;</text:p>
      <text:p text:style-name="Standard"><text:tab/><text:tab/>arch[1]=20;</text:p>
      <text:p text:style-name="Standard"><text:tab/><text:tab/>arch[2]=20;</text:p>
      <text:p text:style-name="Standard"><text:tab/><text:tab/>arch[3]=20;</text:p>
      <text:p text:style-name="Standard"><text:tab/><text:tab/>arch[4]=20;</text:p>
      <text:p text:style-name="Standard"><text:tab/><text:tab/>arch[5]=50;</text:p>
      <text:p text:style-name="Standard"><text:tab/><text:tab/>arch[6]=50;</text:p>
      <text:p text:style-name="Standard"><text:tab/><text:tab/>arch[7]=30;</text:p>
      <text:p text:style-name="Standard"><text:tab/><text:tab/>arch[8]=60;</text:p>
      <text:p text:style-name="Standard">//Dradra</text:p>
      <text:p text:style-name="Standard"><text:tab/><text:tab/>int[]DRA=new int[9];</text:p>
      <text:p text:style-name="Standard"><text:tab/><text:tab/>DRA[0]=666;</text:p>
      <text:p text:style-name="Standard"><text:tab/><text:tab/>DRA[1]=42;</text:p>
      <text:p text:style-name="Standard"><text:tab/><text:tab/>DRA[2]=34;</text:p>
      <text:p text:style-name="Standard"><text:tab/><text:tab/>DRA[3]=69;</text:p>
      <text:p text:style-name="Standard"><text:tab/><text:tab/>DRA[4]=42;</text:p>
      <text:p text:style-name="Standard"><text:tab/><text:tab/>DRA[5]=46;</text:p>
      <text:p text:style-name="Standard"><text:tab/><text:tab/>DRA[6]=404;</text:p>
      <text:p text:style-name="Standard"><text:soft-page-break/><text:tab/><text:tab/>DRA[7]=110;</text:p>
      <text:p text:style-name="Standard"><text:tab/><text:tab/>DRA[8]=300;</text:p>
      <text:p text:style-name="Standard">//Da mutherfckin SCRIPT</text:p>
      <text:p text:style-name="Standard"><text:tab/><text:tab/>int[]SCRIPT=new int[9];</text:p>
      <text:p text:style-name="Standard"><text:tab/><text:tab/>SCRIPT[0]=999;</text:p>
      <text:p text:style-name="Standard"><text:tab/><text:tab/>SCRIPT[1]=999;</text:p>
      <text:p text:style-name="Standard"><text:tab/><text:tab/>SCRIPT[2]=999;</text:p>
      <text:p text:style-name="Standard"><text:tab/><text:tab/>SCRIPT[3]=999;</text:p>
      <text:p text:style-name="Standard"><text:tab/><text:tab/>SCRIPT[4]=999;</text:p>
      <text:p text:style-name="Standard"><text:tab/><text:tab/>SCRIPT[5]=999;</text:p>
      <text:p text:style-name="Standard"><text:tab/><text:tab/>SCRIPT[6]=999;</text:p>
      <text:p text:style-name="Standard"><text:tab/><text:tab/>SCRIPT[7]=0;</text:p>
      <text:p text:style-name="Standard"><text:tab/><text:tab/>SCRIPT[8]=0;</text:p>
      <text:p text:style-name="Standard"/>
      <text:p text:style-name="Standard"><text:tab/><text:tab/>int[]adv=new int[9];</text:p>
      <text:p text:style-name="Standard"/>
      <text:p text:style-name="Standard"><text:tab/><text:tab/>if(select==1)</text:p>
      <text:p text:style-name="Standard"><text:tab/><text:tab/>{</text:p>
      <text:p text:style-name="Standard"><text:tab/><text:tab/><text:tab/>for(int i=0;i&lt;9;i++)</text:p>
      <text:p text:style-name="Standard"><text:tab/><text:tab/><text:tab/>{</text:p>
      <text:p text:style-name="Standard"><text:tab/><text:tab/><text:tab/><text:tab/>adv[i]=poulet[i];</text:p>
      <text:p text:style-name="Standard"><text:tab/><text:tab/><text:tab/>}</text:p>
      <text:p text:style-name="Standard"><text:tab/><text:tab/>}</text:p>
      <text:p text:style-name="Standard"/>
      <text:p text:style-name="Standard"><text:tab/><text:tab/>if(select==2)</text:p>
      <text:p text:style-name="Standard"><text:tab/><text:tab/>{</text:p>
      <text:p text:style-name="Standard"><text:tab/><text:tab/><text:tab/>for(int i=0;i&lt;9;i++)</text:p>
      <text:p text:style-name="Standard"><text:tab/><text:tab/><text:tab/>{</text:p>
      <text:p text:style-name="Standard"><text:tab/><text:tab/><text:tab/><text:tab/>adv[i]=MA[i];</text:p>
      <text:p text:style-name="Standard"><text:tab/><text:tab/><text:tab/>}</text:p>
      <text:p text:style-name="Standard"><text:tab/><text:tab/>}</text:p>
      <text:p text:style-name="Standard"/>
      <text:p text:style-name="Standard"><text:tab/><text:tab/>if(select==3)</text:p>
      <text:p text:style-name="Standard"><text:tab/><text:tab/>{</text:p>
      <text:p text:style-name="Standard"><text:tab/><text:tab/><text:tab/>for(int i=0;i&lt;9;i++)</text:p>
      <text:p text:style-name="Standard"><text:tab/><text:tab/><text:tab/>{</text:p>
      <text:p text:style-name="Standard"><text:tab/><text:tab/><text:tab/><text:tab/>adv[i]=elf[i];</text:p>
      <text:p text:style-name="Standard"><text:tab/><text:tab/><text:tab/>}</text:p>
      <text:p text:style-name="Standard"><text:tab/><text:tab/>}</text:p>
      <text:p text:style-name="Standard"/>
      <text:p text:style-name="Standard"><text:tab/><text:tab/>if(select==4)</text:p>
      <text:p text:style-name="Standard"><text:tab/><text:tab/>{</text:p>
      <text:p text:style-name="Standard"><text:tab/><text:tab/><text:tab/>for(int i=0;i&lt;9;i++)</text:p>
      <text:p text:style-name="Standard"><text:tab/><text:tab/><text:tab/>{</text:p>
      <text:p text:style-name="Standard"><text:tab/><text:tab/><text:tab/><text:tab/>adv[i]=guard[i];</text:p>
      <text:p text:style-name="Standard"><text:tab/><text:tab/><text:tab/>}</text:p>
      <text:p text:style-name="Standard"><text:tab/><text:tab/>}</text:p>
      <text:p text:style-name="Standard"/>
      <text:p text:style-name="Standard"><text:tab/><text:tab/>if(select==5)</text:p>
      <text:p text:style-name="Standard"><text:tab/><text:tab/>{</text:p>
      <text:p text:style-name="Standard"><text:tab/><text:tab/><text:tab/>for(int i=0;i&lt;9;i++)</text:p>
      <text:p text:style-name="Standard"><text:tab/><text:tab/><text:tab/>{</text:p>
      <text:p text:style-name="Standard"><text:soft-page-break/><text:tab/><text:tab/><text:tab/><text:tab/>adv[i]=jomo[i];</text:p>
      <text:p text:style-name="Standard"><text:tab/><text:tab/><text:tab/>}</text:p>
      <text:p text:style-name="Standard"><text:tab/><text:tab/>}</text:p>
      <text:p text:style-name="Standard"/>
      <text:p text:style-name="Standard"><text:tab/><text:tab/>if(select==6)</text:p>
      <text:p text:style-name="Standard"><text:tab/><text:tab/>{</text:p>
      <text:p text:style-name="Standard"><text:tab/><text:tab/><text:tab/>for(int i=0;i&lt;9;i++)</text:p>
      <text:p text:style-name="Standard"><text:tab/><text:tab/><text:tab/>{</text:p>
      <text:p text:style-name="Standard"><text:tab/><text:tab/><text:tab/><text:tab/>adv[i]=barbr[i];</text:p>
      <text:p text:style-name="Standard"><text:tab/><text:tab/><text:tab/>}</text:p>
      <text:p text:style-name="Standard"><text:tab/><text:tab/>}</text:p>
      <text:p text:style-name="Standard"/>
      <text:p text:style-name="Standard"><text:tab/><text:tab/>if(select==7)</text:p>
      <text:p text:style-name="Standard"><text:tab/><text:tab/>{</text:p>
      <text:p text:style-name="Standard"><text:tab/><text:tab/><text:tab/>for(int i=0;i&lt;9;i++)</text:p>
      <text:p text:style-name="Standard"><text:tab/><text:tab/><text:tab/>{</text:p>
      <text:p text:style-name="Standard"><text:tab/><text:tab/><text:tab/><text:tab/>adv[i]=sangl[i];</text:p>
      <text:p text:style-name="Standard"><text:tab/><text:tab/><text:tab/>}</text:p>
      <text:p text:style-name="Standard"><text:tab/><text:tab/>}</text:p>
      <text:p text:style-name="Standard"/>
      <text:p text:style-name="Standard"><text:tab/><text:tab/>if(select==8)</text:p>
      <text:p text:style-name="Standard"><text:tab/><text:tab/>{</text:p>
      <text:p text:style-name="Standard"><text:tab/><text:tab/><text:tab/>for(int i=0;i&lt;9;i++)</text:p>
      <text:p text:style-name="Standard"><text:tab/><text:tab/><text:tab/>{</text:p>
      <text:p text:style-name="Standard"><text:tab/><text:tab/><text:tab/><text:tab/>adv[i]=trlm[i];</text:p>
      <text:p text:style-name="Standard"><text:tab/><text:tab/><text:tab/>}</text:p>
      <text:p text:style-name="Standard"><text:tab/><text:tab/>}</text:p>
      <text:p text:style-name="Standard"/>
      <text:p text:style-name="Standard"><text:tab/><text:tab/>if(select==9)</text:p>
      <text:p text:style-name="Standard"><text:tab/><text:tab/>{</text:p>
      <text:p text:style-name="Standard"><text:tab/><text:tab/><text:tab/>for(int i=0;i&lt;9;i++)</text:p>
      <text:p text:style-name="Standard"><text:tab/><text:tab/><text:tab/>{</text:p>
      <text:p text:style-name="Standard"><text:tab/><text:tab/><text:tab/><text:tab/>adv[i]=avent[i];</text:p>
      <text:p text:style-name="Standard"><text:tab/><text:tab/><text:tab/>}</text:p>
      <text:p text:style-name="Standard"><text:tab/><text:tab/>}</text:p>
      <text:p text:style-name="Standard"/>
      <text:p text:style-name="Standard"><text:tab/><text:tab/>if(select==10)</text:p>
      <text:p text:style-name="Standard"><text:tab/><text:tab/>{</text:p>
      <text:p text:style-name="Standard"><text:tab/><text:tab/><text:tab/>for(int i=0;i&lt;9;i++)</text:p>
      <text:p text:style-name="Standard"><text:tab/><text:tab/><text:tab/>{</text:p>
      <text:p text:style-name="Standard"><text:tab/><text:tab/><text:tab/><text:tab/>adv[i]=OEA[i];</text:p>
      <text:p text:style-name="Standard"><text:tab/><text:tab/><text:tab/>}</text:p>
      <text:p text:style-name="Standard"><text:tab/><text:tab/>}</text:p>
      <text:p text:style-name="Standard"/>
      <text:p text:style-name="Standard"><text:tab/><text:tab/>if(select==11)</text:p>
      <text:p text:style-name="Standard"><text:tab/><text:tab/>{</text:p>
      <text:p text:style-name="Standard"><text:tab/><text:tab/><text:tab/>for(int i=0;i&lt;9;i++)</text:p>
      <text:p text:style-name="Standard"><text:tab/><text:tab/><text:tab/>{</text:p>
      <text:p text:style-name="Standard"><text:tab/><text:tab/><text:tab/><text:tab/>adv[i]=pala[i];</text:p>
      <text:p text:style-name="Standard"><text:tab/><text:tab/><text:tab/>}</text:p>
      <text:p text:style-name="Standard"><text:tab/><text:tab/>}</text:p>
      <text:p text:style-name="Standard"/>
      <text:p text:style-name="Standard"><text:soft-page-break/><text:tab/><text:tab/>if(select==12)</text:p>
      <text:p text:style-name="Standard"><text:tab/><text:tab/>{</text:p>
      <text:p text:style-name="Standard"><text:tab/><text:tab/><text:tab/>for(int i=0;i&lt;9;i++)</text:p>
      <text:p text:style-name="Standard"><text:tab/><text:tab/><text:tab/>{</text:p>
      <text:p text:style-name="Standard"><text:tab/><text:tab/><text:tab/><text:tab/>adv[i]=nai[i];</text:p>
      <text:p text:style-name="Standard"><text:tab/><text:tab/><text:tab/>}</text:p>
      <text:p text:style-name="Standard"><text:tab/><text:tab/>}</text:p>
      <text:p text:style-name="Standard"/>
      <text:p text:style-name="Standard"><text:tab/><text:tab/>if(select==13)</text:p>
      <text:p text:style-name="Standard"><text:tab/><text:tab/>{</text:p>
      <text:p text:style-name="Standard"><text:tab/><text:tab/><text:tab/>for(int i=0;i&lt;9;i++)</text:p>
      <text:p text:style-name="Standard"><text:tab/><text:tab/><text:tab/>{</text:p>
      <text:p text:style-name="Standard"><text:tab/><text:tab/><text:tab/><text:tab/>adv[i]=pyrm[i];</text:p>
      <text:p text:style-name="Standard"><text:tab/><text:tab/><text:tab/>}</text:p>
      <text:p text:style-name="Standard"><text:tab/><text:tab/>}</text:p>
      <text:p text:style-name="Standard"/>
      <text:p text:style-name="Standard"><text:tab/><text:tab/>if(select==14)</text:p>
      <text:p text:style-name="Standard"><text:tab/><text:tab/>{</text:p>
      <text:p text:style-name="Standard"><text:tab/><text:tab/><text:tab/>for(int i=0;i&lt;9;i++)</text:p>
      <text:p text:style-name="Standard"><text:tab/><text:tab/><text:tab/>{</text:p>
      <text:p text:style-name="Standard"><text:tab/><text:tab/><text:tab/><text:tab/>adv[i]=arch[i];</text:p>
      <text:p text:style-name="Standard"><text:tab/><text:tab/><text:tab/>}</text:p>
      <text:p text:style-name="Standard"><text:tab/><text:tab/>}</text:p>
      <text:p text:style-name="Standard"/>
      <text:p text:style-name="Standard"><text:tab/><text:tab/>if(select==15)</text:p>
      <text:p text:style-name="Standard"><text:tab/><text:tab/>{</text:p>
      <text:p text:style-name="Standard"><text:tab/><text:tab/><text:tab/>for(int i=0;i&lt;9;i++)</text:p>
      <text:p text:style-name="Standard"><text:tab/><text:tab/><text:tab/>{</text:p>
      <text:p text:style-name="Standard"><text:tab/><text:tab/><text:tab/><text:tab/>adv[i]=DRA[i];</text:p>
      <text:p text:style-name="Standard"><text:tab/><text:tab/><text:tab/>}</text:p>
      <text:p text:style-name="Standard"><text:tab/><text:tab/>}</text:p>
      <text:p text:style-name="Standard"/>
      <text:p text:style-name="Standard"><text:tab/><text:tab/>if(select==16)</text:p>
      <text:p text:style-name="Standard"><text:tab/><text:tab/>{</text:p>
      <text:p text:style-name="Standard"><text:tab/><text:tab/><text:tab/>for(int i=0;i&lt;9;i++)</text:p>
      <text:p text:style-name="Standard"><text:tab/><text:tab/><text:tab/>{</text:p>
      <text:p text:style-name="Standard"><text:tab/><text:tab/><text:tab/><text:tab/>adv[i]=SCRIPT[i];</text:p>
      <text:p text:style-name="Standard"><text:tab/><text:tab/><text:tab/>}</text:p>
      <text:p text:style-name="Standard"><text:tab/><text:tab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21:27:22.51</meta:creation-date>
    <meta:document-statistic meta:table-count="0" meta:image-count="0" meta:object-count="0" meta:page-count="17" meta:paragraph-count="780" meta:word-count="1423" meta:character-count="13671"/>
    <dc:date>2016-03-28T21:29:22.62</dc:date>
    <meta:editing-duration>PT2M6S</meta:editing-duration>
    <meta:editing-cycles>1</meta:editing-cycles>
    <meta:generator>OpenOffice/4.0.1$Win32 OpenOffice.org_project/401m5$Build-9714</meta:generator>
  </office:meta>
</office:document-meta>
</file>